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PHPWebFramework</text:h>
      <text:h text:outline-level="2" text:style-name="Heading_2" text:is-list-header="true">Dumping data for table facebook_users</text:h>
      <table:table table:name="facebook_user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auth_id</text:p>
          </table:table-cell>
          <table:table-cell office:value-type="string">
            <text:p>email_address</text:p>
          </table:table-cell>
          <table:table-cell office:value-type="string">
            <text:p>joined</text:p>
          </table:table-cell>
        </table:table-row>
      </table:table>
      <text:h text:outline-level="2" text:style-name="Heading_2" text:is-list-header="true">Dumping data for table google_users</text:h>
      <table:table table:name="google_users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auth_id</text:p>
          </table:table-cell>
          <table:table-cell office:value-type="string">
            <text:p>email_address</text:p>
          </table:table-cell>
          <table:table-cell office:value-type="string">
            <text:p>joined</text:p>
          </table:table-cell>
        </table:table-row>
      </table:table>
      <text:h text:outline-level="2" text:style-name="Heading_2" text:is-list-header="true">Dumping data for table users</text:h>
      <table:table table:name="users_structure">
        <table:table-column table:number-columns-repeated="7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email_address</text:p>
          </table:table-cell>
          <table:table-cell office:value-type="string">
            <text:p>salt</text:p>
          </table:table-cell>
          <table:table-cell office:value-type="string">
            <text:p>joined</text:p>
          </table:table-cell>
          <table:table-cell office:value-type="string">
            <text:p>activated</text:p>
          </table:table-cell>
        </table:table-row>
      </table:table>
      <text:h text:outline-level="2" text:style-name="Heading_2" text:is-list-header="true">Dumping data for table users_password_reset</text:h>
      <table:table table:name="users_password_reset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username</text:p>
          </table:table-cell>
          <table:table-cell office:value-type="string">
            <text:p>salt</text:p>
          </table:table-cell>
          <table:table-cell office:value-type="string">
            <text:p>starttime</text:p>
          </table:table-cell>
        </table:table-row>
      </table:table>
      <text:h text:outline-level="2" text:style-name="Heading_2" text:is-list-header="true">Dumping data for table users_sessions</text:h>
      <table:table table:name="users_sessions_structure">
        <table:table-column table:number-columns-repeated="3"/>
        <table:table-row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hash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5.2</meta:generator>
    <meta:initial-creator>phpMyAdmin 4.5.2</meta:initial-creator>
    <meta:creation-date>2016-10-30T22:05:27</meta:creation-date>
  </office:meta>
</office:document-meta>
</file>